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1" style:family="text">
      <style:text-properties officeooo:rsid="0002b7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tab/><text:span text:style-name="T1">Contrato</text:span><text:tab/></text:p>
      <text:p text:style-name="Preformatted_20_Text"/>
      <text:p text:style-name="Preformatted_20_Text"><text:s text:c="4"/>Este contrato de prestação de serviços é feito entre [NOME EMPRESA], com endereço em [ENDEREÇO], </text:p>
      <text:p text:style-name="Preformatted_20_Text"><text:s text:c="4"/>[CIDADE], [ESTADO], CEP [CEP], doravante denominado FORNECEDOR, e a empresa CONTRATANTE.</text:p>
      <text:p text:style-name="Preformatted_20_Text"/>
      <text:p text:style-name="Preformatted_20_Text"><text:s text:c="4"/>Pelo presente instrumento particular, as partes têm, entre si, justo e acordado o seguinte:</text:p>
      <text:p text:style-name="Preformatted_20_Text"/>
      <text:p text:style-name="Preformatted_20_Text"><text:s text:c="4"/>1. OBJETO DO CONTRATO</text:p>
      <text:p text:style-name="Preformatted_20_Text"><text:s text:c="4"/>O FORNECEDOR compromete-se a fornecer à CONTRATANTE os serviços/material de acordo com as especificações acordadas, respeitando os padrões de qualidade e os prazos estipulados.</text:p>
      <text:p text:style-name="Preformatted_20_Text"/>
      <text:p text:style-name="Preformatted_20_Text"><text:s text:c="4"/>2. PRAZO</text:p>
      <text:p text:style-name="Preformatted_20_Text"><text:s text:c="4"/>Este contrato tem prazo de vigência de 12 (doze) meses, iniciando-se na data de sua assinatura, podendo ser renovado conforme acordo entre as partes.</text:p>
      <text:p text:style-name="Preformatted_20_Text"/>
      <text:p text:style-name="Preformatted_20_Text"><text:s text:c="4"/>3. VALOR E FORMA DE PAGAMENTO</text:p>
      <text:p text:style-name="Preformatted_20_Text"><text:s text:c="4"/>O valor dos serviços prestados será acordado conforme as demandas da CONTRATANTE e a capacidade de entrega do FORNECEDOR. Os pagamentos serão realizados mensalmente, mediante apresentação de nota fiscal.</text:p>
      <text:p text:style-name="Preformatted_20_Text"/>
      <text:p text:style-name="Preformatted_20_Text"><text:s text:c="4"/>4. CONFIDENCIALIDADE</text:p>
      <text:p text:style-name="Preformatted_20_Text"><text:s text:c="4"/>Todas as informações trocadas entre as partes durante a vigência deste contrato serão tratadas como confidenciais.</text:p>
      <text:p text:style-name="Preformatted_20_Text"/>
      <text:p text:style-name="Preformatted_20_Text"><text:s text:c="4"/>Para firmeza e como prova de assim haverem justo e contratado, as partes assinam o presente contrato em duas vias de igual teor e forma.</text:p>
      <text:p text:style-name="Preformatted_20_Text"/>
      <text:p text:style-name="Preformatted_20_Text"><text:s text:c="4"/>FORNECEDOR: [NOME FORNECEDOR]</text:p>
      <text:p text:style-name="Preformatted_20_Text"><text:s text:c="4"/>E-mail: [E-MAIL PRESTADOR]</text:p>
      <text:p text:style-name="Preformatted_20_Text"/>
      <text:p text:style-name="Preformatted_20_Text"><text:s text:c="4"/>CONTRATANTE: [NOME CONTRATANTE]</text:p>
      <text:p text:style-name="Preformatted_20_Text"><text:s text:c="4"/>E-mail: [E-MAIL CONTRATANTE]</text:p>
      <text:p text:style-name="Preformatted_20_Text"/>
      <text:p text:style-name="Preformatted_20_Text"><text:s text:c="4"/>[CIDADE],[DATA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30T20:55:37.661000000</dc:date>
    <meta:editing-duration>PT20S</meta:editing-duration>
    <meta:editing-cycles>1</meta:editing-cycles>
    <meta:document-statistic meta:table-count="0" meta:image-count="0" meta:object-count="0" meta:page-count="1" meta:paragraph-count="18" meta:word-count="186" meta:character-count="1339" meta:non-whitespace-character-count="1100"/>
    <meta:generator>LibreOffice/7.6.2.1$Windows_X86_64 LibreOffice_project/56f7684011345957bbf33a7ee678afaf4d2ba333</meta:generator>
  </office:meta>
</office:document-meta>
</file>